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1.499cm" loext:contextual-spacing="false" fo:line-height="115%"/>
      <style:text-properties style:font-name="Times New Roman" fo:font-size="12pt" fo:language="pt" fo:country="BR" officeooo:rsid="00027f10" style:font-size-asian="12pt"/>
    </style:style>
    <style:style style:name="P2" style:family="paragraph" style:parent-style-name="Standard">
      <style:paragraph-properties fo:margin-left="0cm" fo:margin-right="0cm" fo:margin-top="0cm" fo:margin-bottom="0.75cm" loext:contextual-spacing="false" fo:line-height="115%" fo:text-indent="2cm" style:auto-text-indent="false"/>
      <style:text-properties style:font-name="Times New Roman" fo:font-size="12pt" fo:language="pt" fo:country="BR" style:font-size-asian="12pt"/>
    </style:style>
    <style:style style:name="P3" style:family="paragraph" style:parent-style-name="Standard">
      <style:paragraph-properties fo:margin-left="0cm" fo:margin-right="0cm" fo:margin-top="0cm" fo:margin-bottom="0.499cm" loext:contextual-spacing="false" fo:line-height="115%" fo:text-indent="2cm" style:auto-text-indent="false"/>
      <style:text-properties style:font-name="Times New Roman" fo:font-size="12pt" fo:language="pt" fo:country="BR" style:font-size-asian="12pt"/>
    </style:style>
    <style:style style:name="P4" style:family="paragraph" style:parent-style-name="Standard">
      <style:paragraph-properties fo:margin-left="0cm" fo:margin-right="0cm" fo:margin-top="0cm" fo:margin-bottom="0.499cm" loext:contextual-spacing="false" fo:line-height="115%" fo:text-indent="2cm" style:auto-text-indent="false"/>
      <style:text-properties style:font-name="Times New Roman"/>
    </style:style>
    <style:style style:name="P5" style:family="paragraph" style:parent-style-name="Standard">
      <style:paragraph-properties fo:margin-left="0cm" fo:margin-right="0cm" fo:margin-top="0cm" fo:margin-bottom="0.499cm" loext:contextual-spacing="false" fo:text-indent="2cm" style:auto-text-indent="false"/>
      <style:text-properties style:font-name="Times New Roman" officeooo:rsid="00027f10" officeooo:paragraph-rsid="00027f10"/>
    </style:style>
    <style:style style:name="T1" style:family="text">
      <style:text-properties fo:font-size="12pt" fo:language="pt" fo:country="BR" style:font-size-asian="12pt"/>
    </style:style>
    <style:style style:name="T2" style:family="text">
      <style:text-properties fo:font-size="12pt" fo:language="pt" fo:country="BR" officeooo:rsid="00027f10" style:font-size-asian="12pt"/>
    </style:style>
    <style:style style:name="T3" style:family="text">
      <style:text-properties fo:font-size="12pt" fo:language="pt" fo:country="BR" officeooo:rsid="0002b4ca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indicações</text:p>
      <text:p text:style-name="P2">Para o melhor funcionamento do 3KIDS, é necessário seguir alguns procedimentos para garantir que não ocorra nenhum erro, como:</text:p>
      <text:p text:style-name="P3">Ao digitar a senha, digite com calma, para garantir que o 3KIDS faça uma leitura correta do número que você digitou.</text:p>
      <text:p text:style-name="P3">Verifique se há alguém ao redor ao digitar a senha, pois apenas a senha mestra pode ser alterada, portanto, para manter tudo seguro é necessário cautela.</text:p>
      <text:p text:style-name="P4"><text:span text:style-name="T1">Nunca </text:span><text:span text:style-name="T2">pressione</text:span><text:span text:style-name="T1"> dois botões ao mesmo tempo, pois isso pode causar problemas de indefinição de estado, podendo acarretar em um mal funcionamento.</text:span></text:p>
      <text:p text:style-name="P4"><text:span text:style-name="T1">Lembre-se, para digitar as senhas, você possui 5 tentativas para acertá-las, caso contrário o sistema desabilitara os </text:span><text:span text:style-name="T2">dígitos</text:span><text:span text:style-name="T1">, de modo que não seja mais </text:span><text:span text:style-name="T2">possível</text:span><text:span text:style-name="T1"> acessar </text:span><text:span text:style-name="T3">abrir o cofre</text:span><text:span text:style-name="T1">, </text:span><text:span text:style-name="T2">de tal modo que seja necessário “resetar” o sistema</text:span><text:span text:style-name="T1">, portanto cuidado enquanto digita a senha.</text:span></text:p>
      <text:p text:style-name="P5">Seguindo essas recomendações sobre como não deve-se utilizar o 3KIDS, você terá uma ótima experiência com o produto, tendo a certeza que está seguro ao armazenar seu dinheiro, joias e outros objetos de val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08:24:38.657000000</meta:creation-date>
    <dc:date>2014-12-12T08:33:28.208000000</dc:date>
    <meta:editing-duration>PT8M37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7" meta:word-count="167" meta:character-count="1043" meta:non-whitespace-character-count="882"/>
  </office:meta>
</office:document-meta>
</file>